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satisfiedServletRequestParameterException.getParamCondition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atisfiedServletRequestParameterException.UnsatisfiedServletRequestParameterException( List &lt; String [ ] &gt; paramConditions , Map &lt; String , String [ ] &gt; actual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satisfiedServletRequestParameterException.UnsatisfiedServletRequestParameterException( String [ ] paramConditions , Map &lt; String , String [ ] &gt; actual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atisfiedServletRequestParameterException.paramsToStringList( List &lt; String [ ] &gt; paramCond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satisfiedServletRequestParameterException.getActual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atisfiedServletRequestParameterException.getParam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satisfiedServletRequestParameterExceptio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satisfiedServletRequestParameterException.requestParameterMapToString( Map &lt; String , String [ ] &gt; actual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